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style:style style:name="T1" style:family="text">
      <style:text-properties style:font-name="Ubuntu" fo:font-size="10.5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ür <text:span text:style-name="T1">weitere Informationen besuchen Sie</text:span>: <text:a xlink:type="simple" xlink:href="http://www.envox.hr/eez" text:style-name="Internet_20_link" text:visited-style-name="Visited_20_Internet_20_Link">www.envox.hr/eez</text:a></text:p>
      <text:p text:style-name="Standard"><text:span text:style-name="T1">Projektarchiv</text:span>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<text:span text:style-name="T1">Version</text:span>: 0.3 DRAFT</text:p>
      <text:p text:style-name="Standard">Datum: <text:date style:data-style-name="N37" text:date-value="2020-04-06T11:06:12.93" text:fixed="true">04/06/20</text:dat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Benutzerhandbuch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Benutzerhandbuch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6$Unix OpenOffice.org_project/416m1$Build-9790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2" meta:paragraph-count="9" meta:word-count="25" meta:character-count="206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